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7.0215in" fo:margin-left="0in" table:align="left"/>
    </style:style>
    <style:style style:name="Table3.A" style:family="table-column">
      <style:table-column-properties style:column-width="2.1236in"/>
    </style:style>
    <style:style style:name="Table3.B" style:family="table-column">
      <style:table-column-properties style:column-width="4.897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0215in" fo:margin-left="0in" table:align="left"/>
    </style:style>
    <style:style style:name="Table4.A" style:family="table-column">
      <style:table-column-properties style:column-width="2.1236in"/>
    </style:style>
    <style:style style:name="Table4.B" style:family="table-column">
      <style:table-column-properties style:column-width="4.89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0215in" fo:margin-left="0in" table:align="left"/>
    </style:style>
    <style:style style:name="Table5.A" style:family="table-column">
      <style:table-column-properties style:column-width="2.1181in"/>
    </style:style>
    <style:style style:name="Table5.B" style:family="table-column">
      <style:table-column-properties style:column-width="4.903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0215in" fo:margin-left="0in" table:align="left"/>
    </style:style>
    <style:style style:name="Table6.A" style:family="table-column">
      <style:table-column-properties style:column-width="2.1236in"/>
    </style:style>
    <style:style style:name="Table6.B" style:family="table-column">
      <style:table-column-properties style:column-width="4.897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0215in" fo:margin-left="0in" table:align="left"/>
    </style:style>
    <style:style style:name="Table7.A" style:family="table-column">
      <style:table-column-properties style:column-width="2.1236in"/>
    </style:style>
    <style:style style:name="Table7.B" style:family="table-column">
      <style:table-column-properties style:column-width="4.897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0215in" fo:margin-left="0in" table:align="left"/>
    </style:style>
    <style:style style:name="Table8.A" style:family="table-column">
      <style:table-column-properties style:column-width="2.0229in"/>
    </style:style>
    <style:style style:name="Table8.B" style:family="table-column">
      <style:table-column-properties style:column-width="4.998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0215in" fo:margin-left="0in" table:align="left"/>
    </style:style>
    <style:style style:name="Table9.A" style:family="table-column">
      <style:table-column-properties style:column-width="2.0229in"/>
    </style:style>
    <style:style style:name="Table9.B" style:family="table-column">
      <style:table-column-properties style:column-width="4.998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0215in" fo:margin-left="0in" table:align="left"/>
    </style:style>
    <style:style style:name="Table10.A" style:family="table-column">
      <style:table-column-properties style:column-width="2.0229in"/>
    </style:style>
    <style:style style:name="Table10.B" style:family="table-column">
      <style:table-column-properties style:column-width="4.998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0215in" fo:margin-left="0in" table:align="left"/>
    </style:style>
    <style:style style:name="Table11.A" style:family="table-column">
      <style:table-column-properties style:column-width="2.0229in"/>
    </style:style>
    <style:style style:name="Table11.B" style:family="table-column">
      <style:table-column-properties style:column-width="4.998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0215in" fo:margin-left="0in" table:align="left"/>
    </style:style>
    <style:style style:name="Table12.A" style:family="table-column">
      <style:table-column-properties style:column-width="2.0229in"/>
    </style:style>
    <style:style style:name="Table12.B" style:family="table-column">
      <style:table-column-properties style:column-width="4.998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0215in" fo:margin-left="0in" table:align="left"/>
    </style:style>
    <style:style style:name="Table13.A" style:family="table-column">
      <style:table-column-properties style:column-width="2.0229in"/>
    </style:style>
    <style:style style:name="Table13.B" style:family="table-column">
      <style:table-column-properties style:column-width="4.998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0215in" fo:margin-left="0in" table:align="left"/>
    </style:style>
    <style:style style:name="Table14.A" style:family="table-column">
      <style:table-column-properties style:column-width="2.0229in"/>
    </style:style>
    <style:style style:name="Table14.B" style:family="table-column">
      <style:table-column-properties style:column-width="4.9986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201in" fo:border="0.05pt solid #000000"/>
    </style:style>
    <style:style style:name="Table2" style:family="table">
      <style:table-properties style:width="7.0215in" fo:margin-left="0in" table:align="left"/>
    </style:style>
    <style:style style:name="Table2.A" style:family="table-column">
      <style:table-column-properties style:column-width="2.1236in"/>
    </style:style>
    <style:style style:name="Table2.B" style:family="table-column">
      <style:table-column-properties style:column-width="4.897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59512" officeooo:paragraph-rsid="00059512"/>
    </style:style>
    <style:style style:name="P2" style:family="paragraph" style:parent-style-name="Standard">
      <style:text-properties fo:font-size="16pt" fo:font-weight="bold" officeooo:rsid="00059512" officeooo:paragraph-rsid="00059512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59512" officeooo:paragraph-rsid="00059512" style:font-weight-asian="bold" style:font-weight-complex="bold"/>
    </style:style>
    <style:style style:name="P4" style:family="paragraph" style:parent-style-name="Table_20_Heading">
      <style:text-properties officeooo:paragraph-rsid="00059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Making an oral presentation</text:p>
      <text:p text:style-name="P2"><text:tab/><text:tab/><text:tab/><text:tab/>Useful vocabulary</text:p>
      <text:p text:style-name="P1"/>
      <text:p text:style-name="P1">This is a non exhaustive list of useful vocabulary to make your first oral presentation in English.</text:p>
      <text:p text:style-name="P1">Of course, you are welcome to add your personal touch (even strongly encouraged to do so!), this document merely aims at giving you some ideas if necessary…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trong_20_Emphasis">Starting the Presentation</text:span></text:p>
          </table:table-cell>
          <table:table-cell table:style-name="Table2.A1" office:value-type="string">
            <text:p text:style-name="Table_20_Contents">"Good morning/afternoon everyone,"<text:line-break/>"Thank you all for joining me today,"<text:line-break/>"I’m very pleased to be here,"<text:line-break/>"Let’s get started by..."<text:line-break/>"Today, I’ll be presenting on..."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trong_20_Emphasis">Introducing Yourself</text:span></text:p>
          </table:table-cell>
          <table:table-cell table:style-name="Table3.A1" office:value-type="string">
            <text:p text:style-name="Table_20_Contents">"My name is..."<text:line-break/>"I am currently a third-year computer science student,"<text:line-break/>"I am doing a work-study program at..."<text:line-break/>"I chose this topic because..."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Strong_20_Emphasis">Introducing the Topic</text:span></text:p>
          </table:table-cell>
          <table:table-cell table:style-name="Table4.A1" office:value-type="string">
            <text:p text:style-name="Table_20_Contents">"The topic of my presentation is..."<text:line-break/>"I’ll be discussing..."<text:line-break/>"Today, I want to explore..."<text:line-break/>"We’ll take a closer look at..."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Strong_20_Emphasis">Structuring the Presentation</text:span></text:p>
          </table:table-cell>
          <table:table-cell table:style-name="Table5.A1" office:value-type="string">
            <text:p text:style-name="Table_20_Contents">"I’ve divided my presentation into three/four parts..."<text:line-break/>"First of all..."<text:line-break/>"Then, we’ll examine..."<text:line-break/>"After that..."<text:line-break/>"Finally..."<text:line-break/>"In conclusion..."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Strong_20_Emphasis">Transitioning Between Points</text:span></text:p>
          </table:table-cell>
          <table:table-cell table:style-name="Table6.A1" office:value-type="string">
            <text:p text:style-name="Table_20_Contents">"Let’s move on to..."<text:line-break/>"Now, let’s turn to..."<text:line-break/>"Another aspect to consider is..."<text:line-break/>"Building on that idea..."<text:line-break/>"This brings us to..."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Strong_20_Emphasis">Giving Examples</text:span></text:p>
          </table:table-cell>
          <table:table-cell table:style-name="Table7.A1" office:value-type="string">
            <text:p text:style-name="Table_20_Contents">"For instance,"<text:line-break/>"An example of this is..."<text:line-break/>"To illustrate this..."<text:line-break/>"A case in point is..."<text:line-break/>"Let’s consider the following example..."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Strong_20_Emphasis">Clarifying Information</text:span></text:p>
          </table:table-cell>
          <table:table-cell table:style-name="Table8.A1" office:value-type="string">
            <text:p text:style-name="Table_20_Contents">"In other words,"<text:line-break/>"To put it another way,"<text:line-break/>"What I mean by this is..."<text:line-break/>"Let me rephrase that,"<text:line-break/>"To make it clearer..."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text:span text:style-name="Strong_20_Emphasis">Emphasizing Points</text:span></text:p>
          </table:table-cell>
          <table:table-cell table:style-name="Table9.A1" office:value-type="string">
            <text:p text:style-name="Table_20_Contents">"It’s important to emphasize that..."<text:line-break/>"I want to stress that..."<text:line-break/>"A key point here is..."<text:line-break/>"What’s essential here is..."<text:line-break/>"I’d like to draw your attention to..."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Strong_20_Emphasis">Comparing and Contrasting</text:span></text:p>
          </table:table-cell>
          <table:table-cell table:style-name="Table10.A1" office:value-type="string">
            <text:p text:style-name="Table_20_Contents">"Similarly,"<text:line-break/>"In comparison,"<text:line-break/>"On the other hand,"<text:line-break/><text:soft-page-break/>"Unlike..."<text:line-break/>"In contrast to..."<text:line-break/>"Whereas..."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<text:span text:style-name="Strong_20_Emphasis">Interacting with the Audience</text:span></text:p>
          </table:table-cell>
          <table:table-cell table:style-name="Table11.A1" office:value-type="string">
            <text:p text:style-name="Table_20_Contents">"Does anyone have any questions at this stage?"<text:line-break/>"Please feel free to ask questions,"<text:line-break/>"I’ll address any questions at the end,"<text:line-break/>"If something is unclear, please let me know,"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Strong_20_Emphasis">Summing Up / Concluding</text:span></text:p>
          </table:table-cell>
          <table:table-cell table:style-name="Table12.A1" office:value-type="string">
            <text:p text:style-name="Table_20_Contents">"To summarize,"<text:line-break/>"In conclusion,"<text:line-break/>"In short,"<text:line-break/>"All in all,"<text:line-break/>"To wrap things up..."<text:line-break/>"The key takeaway is..."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text:span text:style-name="Strong_20_Emphasis">Thanking the Audience</text:span></text:p>
          </table:table-cell>
          <table:table-cell table:style-name="Table13.A1" office:value-type="string">
            <text:p text:style-name="Table_20_Contents">"Thank you for your attention,"<text:line-break/>"I appreciate your time,"<text:line-break/>"Thank you for listening,"<text:line-break/>"It was a pleasure presenting to you,"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<text:span text:style-name="Strong_20_Emphasis">Answering Questions</text:span></text:p>
          </table:table-cell>
          <table:table-cell table:style-name="Table14.B1" office:value-type="string">
            <text:p text:style-name="Table_20_Contents">"That’s an excellent question,"<text:line-break/>"Thank you for asking,"<text:line-break/>"To answer your question..."<text:line-break/>"I’d say that..."<text:line-break/>"Let me explain further,"<text:line-break/>"Does that answer your question?"</text:p>
          </table:table-cell>
        </table:table-row>
      </table:table>
      <text:p text:style-name="P1"/>
      <text:p text:style-name="P1"/>
      <text:p text:style-name="P3">Make sure:</text:p>
      <text:p text:style-name="P3"/>
      <text:p text:style-name="P3">That we know the presentation is starting and…</text:p>
      <text:p text:style-name="P3">That we know it has ende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0:17:44.597569685</meta:creation-date>
    <dc:date>2024-11-03T10:28:15.421628801</dc:date>
    <meta:editing-duration>PT1S</meta:editing-duration>
    <meta:editing-cycles>1</meta:editing-cycles>
    <meta:document-statistic meta:table-count="13" meta:image-count="0" meta:object-count="0" meta:page-count="2" meta:paragraph-count="33" meta:word-count="379" meta:character-count="2455" meta:non-whitespace-character-count="2101"/>
    <meta:generator>LibreOffice/24.2.6.2$Linux_X86_64 LibreOffice_project/8e9a753d9daaea75c34b417ba1bdf556bf2fc5b3</meta:generator>
  </office:meta>
</office:document-meta>
</file>